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1cm" svg:height="8.993cm" svg:x="0cm" svg:y="3.198cm">
            <draw:object draw:notify-on-update-of-ranges="Sheet1.M1:Sheet1.M1 Sheet1.M2:Sheet1.M6 Sheet1.C2:Sheet1.C6 Sheet1.N1:Sheet1.N1 Sheet1.N2:Sheet1.N6 Sheet1.C2:Sheet1.C6 Sheet1.O1:Sheet1.O1 Sheet1.O2:Sheet1.O6 Sheet1.C2:Sheet1.C6 Sheet1.P1:Sheet1.P1 Sheet1.P2:Sheet1.P6 Sheet1.C2:Sheet1.C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.991cm" svg:height="8.993cm" svg:x="19.213cm" svg:y="3.2cm">
            <draw:object draw:notify-on-update-of-ranges="Sheet1.C2:Sheet1.C6 Sheet1.M1:Sheet1.M1 Sheet1.M2:Sheet1.M6 Sheet1.C2:Sheet1.C6 Sheet1.N1:Sheet1.N1 Sheet1.N2:Sheet1.N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rows</text:p>
          </table:table-cell>
          <table:table-cell office:value-type="string" calcext:value-type="string">
            <text:p>col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eerange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potraga</text:p>
          </table:table-cell>
          <table:table-cell office:value-type="string" calcext:value-type="string">
            <text:p>random potraga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potraga</text:p>
          </table:table-cell>
          <table:table-cell office:value-type="string" calcext:value-type="string">
            <text:p>random potraga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potraga</text:p>
          </table:table-cell>
          <table:table-cell office:value-type="string" calcext:value-type="string">
            <text:p>random potraga</text:p>
          </table:table-cell>
          <table:table-cell office:value-type="string" calcext:value-type="string">
            <text:p>random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[.A2]*[.B2]"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office:value-type="float" office:value="0.0212105575361" calcext:value-type="float">
            <text:p>0,0212105575</text:p>
          </table:table-cell>
          <table:table-cell office:value-type="float" office:value="0.328631564191" calcext:value-type="float">
            <text:p>0,3286315642</text:p>
          </table:table-cell>
          <table:table-cell office:value-type="float" office:value="0" calcext:value-type="float">
            <text:p>0</text:p>
          </table:table-cell>
          <table:table-cell office:value-type="float" office:value="0.00865052499269" calcext:value-type="float">
            <text:p>0,008650525</text:p>
          </table:table-cell>
          <table:table-cell office:value-type="float" office:value="28" calcext:value-type="float">
            <text:p>28</text:p>
          </table:table-cell>
          <table:table-cell office:value-type="float" office:value="31.7894736842" calcext:value-type="float">
            <text:p>31,7894736842</text:p>
          </table:table-cell>
          <table:table-cell office:value-type="float" office:value="121.316315789" calcext:value-type="float">
            <text:p>121,316315789</text:p>
          </table:table-cell>
          <table:table-cell office:value-type="float" office:value="380.023684211" calcext:value-type="float">
            <text:p>380,023684211</text:p>
          </table:table-cell>
          <table:table-cell office:value-type="float" office:value="34.5463157895" calcext:value-type="float">
            <text:p>34,5463157895</text:p>
          </table:table-cell>
          <table:table-cell office:value-type="float" office:value="38.9410526316" calcext:value-type="float">
            <text:p>38,9410526316</text:p>
          </table:table-cell>
          <table:table-cell office:value-type="float" office:value="179.329013158" calcext:value-type="float">
            <text:p>179,329013158</text:p>
          </table:table-cell>
          <table:table-cell office:value-type="float" office:value="695.836220803" calcext:value-type="float">
            <text:p>695,836220803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table:formula="of:=[.A3]*[.B3]" office:value-type="float" office:value="1600" calcext:value-type="float">
            <text:p>1600</text:p>
          </table:table-cell>
          <table:table-cell office:value-type="float" office:value="13" calcext:value-type="float">
            <text:p>13</text:p>
          </table:table-cell>
          <table:table-cell office:value-type="float" office:value="0.270624995232" calcext:value-type="float">
            <text:p>0,2706249952</text:p>
          </table:table-cell>
          <table:table-cell office:value-type="float" office:value="4.83031249047" calcext:value-type="float">
            <text:p>4,8303124905</text:p>
          </table:table-cell>
          <table:table-cell office:value-type="float" office:value="0" calcext:value-type="float">
            <text:p>0</text:p>
          </table:table-cell>
          <table:table-cell office:value-type="float" office:value="0.0372518768907" calcext:value-type="float">
            <text:p>0,0372518769</text:p>
          </table:table-cell>
          <table:table-cell office:value-type="float" office:value="61.875" calcext:value-type="float">
            <text:p>61,875</text:p>
          </table:table-cell>
          <table:table-cell office:value-type="float" office:value="65.5" calcext:value-type="float">
            <text:p>65,5</text:p>
          </table:table-cell>
          <table:table-cell office:value-type="float" office:value="413.990625" calcext:value-type="float">
            <text:p>413,990625</text:p>
          </table:table-cell>
          <table:table-cell office:value-type="float" office:value="1745.929375" calcext:value-type="float">
            <text:p>1745,929375</text:p>
          </table:table-cell>
          <table:table-cell office:value-type="float" office:value="73.41" calcext:value-type="float">
            <text:p>73,41</text:p>
          </table:table-cell>
          <table:table-cell office:value-type="float" office:value="79.43125" calcext:value-type="float">
            <text:p>79,43125</text:p>
          </table:table-cell>
          <table:table-cell office:value-type="float" office:value="629.643865625" calcext:value-type="float">
            <text:p>629,643865625</text:p>
          </table:table-cell>
          <table:table-cell office:value-type="float" office:value="3328.63733973" calcext:value-type="float">
            <text:p>3328,63733973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table:formula="of:=[.A4]*[.B4]" office:value-type="float" office:value="3600" calcext:value-type="float">
            <text:p>3600</text:p>
          </table:table-cell>
          <table:table-cell office:value-type="float" office:value="20" calcext:value-type="float">
            <text:p>20</text:p>
          </table:table-cell>
          <table:table-cell office:value-type="float" office:value="1.67580000162" calcext:value-type="float">
            <text:p>1,6758000016</text:p>
          </table:table-cell>
          <table:table-cell office:value-type="float" office:value="56.3997499943" calcext:value-type="float">
            <text:p>56,3997499943</text:p>
          </table:table-cell>
          <table:table-cell office:value-type="float" office:value="0" calcext:value-type="float">
            <text:p>0</text:p>
          </table:table-cell>
          <table:table-cell office:value-type="float" office:value="0.114481500626" calcext:value-type="float">
            <text:p>0,1144815006</text:p>
          </table:table-cell>
          <table:table-cell office:value-type="float" office:value="90.05" calcext:value-type="float">
            <text:p>90,05</text:p>
          </table:table-cell>
          <table:table-cell office:value-type="float" office:value="95.4" calcext:value-type="float">
            <text:p>95,4</text:p>
          </table:table-cell>
          <table:table-cell office:value-type="float" office:value="850.292" calcext:value-type="float">
            <text:p>850,292</text:p>
          </table:table-cell>
          <table:table-cell office:value-type="float" office:value="4348.867" calcext:value-type="float">
            <text:p>4348,867</text:p>
          </table:table-cell>
          <table:table-cell office:value-type="float" office:value="105.728" calcext:value-type="float">
            <text:p>105,728</text:p>
          </table:table-cell>
          <table:table-cell office:value-type="float" office:value="111.26775" calcext:value-type="float">
            <text:p>111,26775</text:p>
          </table:table-cell>
          <table:table-cell office:value-type="float" office:value="1246.3151275" calcext:value-type="float">
            <text:p>1246,3151275</text:p>
          </table:table-cell>
          <table:table-cell office:value-type="float" office:value="8097.49082115" calcext:value-type="float">
            <text:p>8097,49082115</text:p>
          </table:table-cell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table:formula="of:=[.A5]*[.B5]" office:value-type="float" office:value="6400" calcext:value-type="float">
            <text:p>6400</text:p>
          </table:table-cell>
          <table:table-cell office:value-type="float" office:value="26" calcext:value-type="float">
            <text:p>26</text:p>
          </table:table-cell>
          <table:table-cell office:value-type="float" office:value="5.22175000906" calcext:value-type="float">
            <text:p>5,2217500091</text:p>
          </table:table-cell>
          <table:table-cell office:value-type="float" office:value="155.318800008" calcext:value-type="float">
            <text:p>155,318800008</text:p>
          </table:table-cell>
          <table:table-cell office:value-type="float" office:value="0" calcext:value-type="float">
            <text:p>0</text:p>
          </table:table-cell>
          <table:table-cell office:value-type="float" office:value="0.217649000406" calcext:value-type="float">
            <text:p>0,2176490004</text:p>
          </table:table-cell>
          <table:table-cell office:value-type="float" office:value="119.4" calcext:value-type="float">
            <text:p>119,4</text:p>
          </table:table-cell>
          <table:table-cell office:value-type="float" office:value="129.1" calcext:value-type="float">
            <text:p>129,1</text:p>
          </table:table-cell>
          <table:table-cell office:value-type="float" office:value="1116.6205" calcext:value-type="float">
            <text:p>1116,6205</text:p>
          </table:table-cell>
          <table:table-cell office:value-type="float" office:value="7550.771" calcext:value-type="float">
            <text:p>7550,771</text:p>
          </table:table-cell>
          <table:table-cell office:value-type="float" office:value="139.39975" calcext:value-type="float">
            <text:p>139,39975</text:p>
          </table:table-cell>
          <table:table-cell office:value-type="float" office:value="152.41125" calcext:value-type="float">
            <text:p>152,41125</text:p>
          </table:table-cell>
          <table:table-cell office:value-type="float" office:value="1693.174155" calcext:value-type="float">
            <text:p>1693,174155</text:p>
          </table:table-cell>
          <table:table-cell office:value-type="float" office:value="14547.2133506" calcext:value-type="float">
            <text:p>14547,2133506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formula="of:=[.A6]*[.B6]" office:value-type="float" office:value="10000" calcext:value-type="float">
            <text:p>10000</text:p>
          </table:table-cell>
          <table:table-cell office:value-type="float" office:value="33" calcext:value-type="float">
            <text:p>33</text:p>
          </table:table-cell>
          <table:table-cell office:value-type="float" office:value="14.3397999763" calcext:value-type="float">
            <text:p>14,3397999763</text:p>
          </table:table-cell>
          <table:table-cell office:value-type="float" office:value="568.943649995" calcext:value-type="float">
            <text:p>568,943649995</text:p>
          </table:table-cell>
          <table:table-cell office:value-type="float" office:value="0" calcext:value-type="float">
            <text:p>0</text:p>
          </table:table-cell>
          <table:table-cell office:value-type="float" office:value="0.387123994827" calcext:value-type="float">
            <text:p>0,3871239948</text:p>
          </table:table-cell>
          <table:table-cell office:value-type="float" office:value="148.6" calcext:value-type="float">
            <text:p>148,6</text:p>
          </table:table-cell>
          <table:table-cell office:value-type="float" office:value="166.75" calcext:value-type="float">
            <text:p>166,75</text:p>
          </table:table-cell>
          <table:table-cell office:value-type="float" office:value="1890.7475" calcext:value-type="float">
            <text:p>1890,7475</text:p>
          </table:table-cell>
          <table:table-cell office:value-type="float" office:value="13787.3105" calcext:value-type="float">
            <text:p>13787,3105</text:p>
          </table:table-cell>
          <table:table-cell office:value-type="float" office:value="172.6465" calcext:value-type="float">
            <text:p>172,6465</text:p>
          </table:table-cell>
          <table:table-cell office:value-type="float" office:value="183.7855" calcext:value-type="float">
            <text:p>183,7855</text:p>
          </table:table-cell>
          <table:table-cell office:value-type="float" office:value="2806.5298725" calcext:value-type="float">
            <text:p>2806,5298725</text:p>
          </table:table-cell>
          <table:table-cell office:value-type="float" office:value="26328.8841111" calcext:value-type="float">
            <text:p>26328,88411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style:rfc-language-tag="sr-Latn-RS" fo:language="sr" fo:script="Latn" fo:country="R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style:rfc-language-tag="sr-Latn-RS" fo:language="sr" fo:script="Latn" fo:country="R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2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22T10:09:19.652000000</dc:date>
    <meta:generator>LibreOffice/4.2.5.2$Windows_x86 LibreOffice_project/61cb170a04bb1f12e77c884eab9192be736ec5f5</meta:generator>
    <meta:editing-duration>P0D</meta:editing-duration>
    <meta:editing-cycles>1</meta:editing-cycles>
    <meta:document-statistic meta:table-count="1" meta:cell-count="9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2cm" svg:height="8.994cm" xlink:href=".." xlink:type="simple" chart:class="chart:scatter" chart:style-name="ch1">
        <chart:title svg:x="7.265cm" svg:y="0.315cm" chart:style-name="ch2">
          <text:p>Cost/P</text:p>
        </chart:title>
        <chart:subtitle svg:x="4.685cm" svg:y="1.273cm" chart:style-name="ch3">
          <text:p>mapa sa objektima, seerange=rows/3</text:p>
        </chart:subtitle>
        <chart:legend chart:legend-position="end" svg:x="13.51cm" svg:y="3.949cm" style:legend-expansion="high" chart:style-name="ch4"/>
        <chart:plot-area chart:style-name="ch5" table:cell-range-address="Sheet1.C2:Sheet1.C6 Sheet1.M1:Sheet1.N6" chart:data-source-has-labels="row" svg:x="1.33cm" svg:y="2.314cm" svg:width="11.542cm" svg:height="5.52cm">
          <chartooo:coordinate-region svg:x="2.137cm" svg:y="2.513cm" svg:width="10.27cm" svg:height="4.674cm"/>
          <chart:axis chart:dimension="x" chart:name="primary-x" chart:style-name="ch6">
            <chart:title svg:x="6.409cm" svg:y="8.013cm" chart:style-name="ch7">
              <text:p>Povrsina</text:p>
            </chart:title>
          </chart:axis>
          <chart:axis chart:dimension="y" chart:name="primary-y" chart:style-name="ch6">
            <chart:title svg:x="0.451cm" svg:y="5.475cm" chart:style-name="ch8">
              <text:p>Cost</text:p>
            </chart:title>
            <chart:grid chart:style-name="ch9" chart:class="major"/>
          </chart:axis>
          <chart:series chart:style-name="ch10" chart:values-cell-range-address="Sheet1.M2:Sheet1.M6" chart:label-cell-address="Sheet1.M1:Sheet1.M1" chart:class="chart:scatter">
            <chart:domain table:cell-range-address="Sheet1.C2:Sheet1.C6"/>
            <chart:data-point chart:repeated="5"/>
          </chart:series>
          <chart:series chart:style-name="ch11" chart:values-cell-range-address="Sheet1.N2:Sheet1.N6" chart:label-cell-address="Sheet1.N1:Sheet1.N1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 star</text:p>
                <draw:g>
                  <svg:desc>Sheet1.M1:Sheet1.M1</svg:desc>
                </draw:g>
              </table:table-cell>
              <table:table-cell office:value-type="string">
                <text:p>potraga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  <draw:g>
                  <svg:desc>Sheet1.C2:Sheet1.C6</svg:desc>
                </draw:g>
              </table:table-cell>
              <table:table-cell office:value-type="float" office:value="34.5463157895">
                <text:p>34.5463157895</text:p>
                <draw:g>
                  <svg:desc>Sheet1.M2:Sheet1.M6</svg:desc>
                </draw:g>
              </table:table-cell>
              <table:table-cell office:value-type="float" office:value="38.9410526316">
                <text:p>38.9410526316</text:p>
                <draw:g>
                  <svg:desc>Sheet1.N2:Sheet1.N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0">
                <text:p>1600</text:p>
              </table:table-cell>
              <table:table-cell office:value-type="float" office:value="73.41">
                <text:p>73.41</text:p>
              </table:table-cell>
              <table:table-cell office:value-type="float" office:value="79.43125">
                <text:p>79.43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00">
                <text:p>3600</text:p>
              </table:table-cell>
              <table:table-cell office:value-type="float" office:value="105.728">
                <text:p>105.728</text:p>
              </table:table-cell>
              <table:table-cell office:value-type="float" office:value="111.26775">
                <text:p>111.267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00">
                <text:p>6400</text:p>
              </table:table-cell>
              <table:table-cell office:value-type="float" office:value="139.39975">
                <text:p>139.39975</text:p>
              </table:table-cell>
              <table:table-cell office:value-type="float" office:value="152.41125">
                <text:p>152.41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172.6465">
                <text:p>172.6465</text:p>
              </table:table-cell>
              <table:table-cell office:value-type="float" office:value="183.7855">
                <text:p>183.78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2cm" svg:height="8.994cm" xlink:href=".." xlink:type="simple" chart:class="chart:scatter" chart:style-name="ch1">
        <chart:title svg:x="7.265cm" svg:y="0.315cm" chart:style-name="ch2">
          <text:p>Cost/P</text:p>
        </chart:title>
        <chart:subtitle svg:x="4.685cm" svg:y="1.273cm" chart:style-name="ch3">
          <text:p>mapa sa objektima, seerange=rows/3</text:p>
        </chart:subtitle>
        <chart:legend chart:legend-position="end" svg:x="12.267cm" svg:y="3.451cm" style:legend-expansion="high" chart:style-name="ch4"/>
        <chart:plot-area chart:style-name="ch5" table:cell-range-address="Sheet1.C2:Sheet1.C6 Sheet1.M1:Sheet1.P6" chart:data-source-has-labels="row" svg:x="1.33cm" svg:y="2.314cm" svg:width="10.299cm" svg:height="5.52cm">
          <chartooo:coordinate-region svg:x="2.507cm" svg:y="2.513cm" svg:width="8.657cm" svg:height="4.674cm"/>
          <chart:axis chart:dimension="x" chart:name="primary-x" chart:style-name="ch6">
            <chart:title svg:x="5.787cm" svg:y="8.013cm" chart:style-name="ch7">
              <text:p>Povrsina</text:p>
            </chart:title>
          </chart:axis>
          <chart:axis chart:dimension="y" chart:name="primary-y" chart:style-name="ch6">
            <chart:title svg:x="0.451cm" svg:y="5.475cm" chart:style-name="ch8">
              <text:p>Cost</text:p>
            </chart:title>
            <chart:grid chart:style-name="ch9" chart:class="major"/>
          </chart:axis>
          <chart:series chart:style-name="ch10" chart:values-cell-range-address="Sheet1.M2:Sheet1.M6" chart:label-cell-address="Sheet1.M1:Sheet1.M1" chart:class="chart:scatter">
            <chart:domain table:cell-range-address="Sheet1.C2:Sheet1.C6"/>
            <chart:data-point chart:repeated="5"/>
          </chart:series>
          <chart:series chart:style-name="ch11" chart:values-cell-range-address="Sheet1.N2:Sheet1.N6" chart:label-cell-address="Sheet1.N1:Sheet1.N1" chart:class="chart:scatter">
            <chart:data-point chart:repeated="5"/>
          </chart:series>
          <chart:series chart:style-name="ch12" chart:values-cell-range-address="Sheet1.O2:Sheet1.O6" chart:label-cell-address="Sheet1.O1:Sheet1.O1" chart:class="chart:scatter">
            <chart:data-point chart:repeated="5"/>
          </chart:series>
          <chart:series chart:style-name="ch13" chart:values-cell-range-address="Sheet1.P2:Sheet1.P6" chart:label-cell-address="Sheet1.P1:Sheet1.P1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 star</text:p>
                <draw:g>
                  <svg:desc>Sheet1.M1:Sheet1.M1</svg:desc>
                </draw:g>
              </table:table-cell>
              <table:table-cell office:value-type="string">
                <text:p>potraga</text:p>
                <draw:g>
                  <svg:desc>Sheet1.N1:Sheet1.N1</svg:desc>
                </draw:g>
              </table:table-cell>
              <table:table-cell office:value-type="string">
                <text:p>random potraga</text:p>
                <draw:g>
                  <svg:desc>Sheet1.O1:Sheet1.O1</svg:desc>
                </draw:g>
              </table:table-cell>
              <table:table-cell office:value-type="string">
                <text:p>random</text:p>
                <draw:g>
                  <svg:desc>Sheet1.P1:Sheet1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  <draw:g>
                  <svg:desc>Sheet1.C2:Sheet1.C6</svg:desc>
                </draw:g>
              </table:table-cell>
              <table:table-cell office:value-type="float" office:value="34.5463157895">
                <text:p>34.5463157895</text:p>
                <draw:g>
                  <svg:desc>Sheet1.M2:Sheet1.M6</svg:desc>
                </draw:g>
              </table:table-cell>
              <table:table-cell office:value-type="float" office:value="38.9410526316">
                <text:p>38.9410526316</text:p>
                <draw:g>
                  <svg:desc>Sheet1.N2:Sheet1.N6</svg:desc>
                </draw:g>
              </table:table-cell>
              <table:table-cell office:value-type="float" office:value="179.329013158">
                <text:p>179.329013158</text:p>
                <draw:g>
                  <svg:desc>Sheet1.O2:Sheet1.O6</svg:desc>
                </draw:g>
              </table:table-cell>
              <table:table-cell office:value-type="float" office:value="695.836220803">
                <text:p>695.836220803</text:p>
                <draw:g>
                  <svg:desc>Sheet1.P2:Sheet1.P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0">
                <text:p>1600</text:p>
              </table:table-cell>
              <table:table-cell office:value-type="float" office:value="73.41">
                <text:p>73.41</text:p>
              </table:table-cell>
              <table:table-cell office:value-type="float" office:value="79.43125">
                <text:p>79.43125</text:p>
              </table:table-cell>
              <table:table-cell office:value-type="float" office:value="629.643865625">
                <text:p>629.643865625</text:p>
              </table:table-cell>
              <table:table-cell office:value-type="float" office:value="3328.63733973">
                <text:p>3328.637339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00">
                <text:p>3600</text:p>
              </table:table-cell>
              <table:table-cell office:value-type="float" office:value="105.728">
                <text:p>105.728</text:p>
              </table:table-cell>
              <table:table-cell office:value-type="float" office:value="111.26775">
                <text:p>111.26775</text:p>
              </table:table-cell>
              <table:table-cell office:value-type="float" office:value="1246.3151275">
                <text:p>1246.3151275</text:p>
              </table:table-cell>
              <table:table-cell office:value-type="float" office:value="8097.49082115">
                <text:p>8097.490821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00">
                <text:p>6400</text:p>
              </table:table-cell>
              <table:table-cell office:value-type="float" office:value="139.39975">
                <text:p>139.39975</text:p>
              </table:table-cell>
              <table:table-cell office:value-type="float" office:value="152.41125">
                <text:p>152.41125</text:p>
              </table:table-cell>
              <table:table-cell office:value-type="float" office:value="1693.174155">
                <text:p>1693.174155</text:p>
              </table:table-cell>
              <table:table-cell office:value-type="float" office:value="14547.2133506">
                <text:p>14547.21335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172.6465">
                <text:p>172.6465</text:p>
              </table:table-cell>
              <table:table-cell office:value-type="float" office:value="183.7855">
                <text:p>183.7855</text:p>
              </table:table-cell>
              <table:table-cell office:value-type="float" office:value="2806.5298725">
                <text:p>2806.5298725</text:p>
              </table:table-cell>
              <table:table-cell office:value-type="float" office:value="26328.8841111">
                <text:p>26328.88411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